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ymbol" svg:font-family="Symbol"/>
    <style:font-face style:name="Wingdings" svg:font-family="Wingding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Verdana"/>
    </style:style>
    <style:style style:name="P2" style:family="paragraph" style:parent-style-name="Standard">
      <style:paragraph-properties fo:margin-left="0.552in" fo:margin-right="0in" fo:text-indent="0in" style:auto-text-indent="false"/>
    </style:style>
    <style:style style:name="P3" style:family="paragraph" style:parent-style-name="Standard">
      <style:paragraph-properties fo:margin-left="0.302in" fo:margin-right="0in" fo:text-indent="0in" style:auto-text-indent="false"/>
      <style:text-properties fo:color="#000000" style:font-name="Verdana" style:font-name-complex="Calibri"/>
    </style:style>
    <style:style style:name="P4" style:family="paragraph" style:parent-style-name="Standard" style:master-page-name="Standard">
      <style:paragraph-properties style:page-number="auto"/>
      <style:text-properties fo:color="#000000" style:font-name="Verdana"/>
    </style:style>
    <style:style style:name="P5" style:family="paragraph" style:parent-style-name="Heading_20_1">
      <style:paragraph-properties fo:text-align="center" style:justify-single-word="false"/>
    </style:style>
    <style:style style:name="P6" style:family="paragraph" style:parent-style-name="List_20_Paragraph" style:list-style-name="WWNum1"/>
    <style:style style:name="P7" style:family="paragraph" style:parent-style-name="List_20_Paragraph">
      <style:paragraph-properties fo:margin-left="0.552in" fo:margin-right="0in" fo:text-indent="0in" style:auto-text-indent="false"/>
    </style:style>
    <style:style style:name="T1" style:family="text">
      <style:text-properties fo:color="#00000a"/>
    </style:style>
    <style:style style:name="T2" style:family="text">
      <style:text-properties fo:color="#00000a" fo:font-size="48pt" style:font-size-asian="48pt" style:font-size-complex="48pt"/>
    </style:style>
    <style:style style:name="T3" style:family="text">
      <style:text-properties fo:color="#00000a" fo:font-size="26pt" style:font-size-asian="26pt" style:font-size-complex="26pt"/>
    </style:style>
    <style:style style:name="T4" style:family="text">
      <style:text-properties fo:color="#00000a" style:font-name="Verdana"/>
    </style:style>
    <style:style style:name="T5" style:family="text">
      <style:text-properties fo:color="#000000" style:font-name="Verdana"/>
    </style:style>
    <style:style style:name="T6" style:family="text">
      <style:text-properties fo:color="#000000" style:font-name="Verdana" fo:font-weight="bold" style:font-weight-asian="bold"/>
    </style:style>
    <style:style style:name="T7" style:family="text">
      <style:text-properties fo:color="#000000" style:font-name="Verdana" fo:font-weight="bold" style:font-weight-asian="bold" style:font-weight-complex="bold"/>
    </style:style>
    <style:style style:name="T8" style:family="text">
      <style:text-properties fo:color="#000000" style:font-name="Verdana" fo:font-weight="bold" style:font-weight-asian="bold" style:font-name-complex="Calibri"/>
    </style:style>
    <style:style style:name="T9" style:family="text">
      <style:text-properties fo:color="#000000" style:font-name="Verdana" fo:font-weight="bold" style:font-weight-asian="bold" style:font-name-complex="Calibri" style:font-weight-complex="bold"/>
    </style:style>
    <style:style style:name="T10" style:family="text">
      <style:text-properties fo:color="#000000" style:font-name="Verdana" fo:font-style="italic" style:font-style-asian="italic"/>
    </style:style>
    <style:style style:name="T11" style:family="text">
      <style:text-properties fo:color="#000000" style:font-name="Verdana" fo:font-style="italic" style:font-style-asian="italic" style:font-name-complex="Calibri"/>
    </style:style>
    <style:style style:name="T12" style:family="text">
      <style:text-properties fo:color="#000000" style:font-name="Verdana" style:font-name-complex="Calibri"/>
    </style:style>
    <style:style style:name="T13" style:family="text">
      <style:text-properties fo:color="#000000" style:font-name="Verdana" fo:font-size="8.5pt" style:font-size-asian="8.5pt" style:font-name-complex="Calibri" style:font-size-complex="8.5pt"/>
    </style:style>
    <style:style style:name="T14" style:family="text">
      <style:text-properties fo:color="#000000" style:font-name="Verdana" fo:font-size="8.5pt" style:text-underline-style="solid" style:text-underline-width="auto" style:text-underline-color="font-color" style:font-size-asian="8.5pt" style:font-name-complex="Calibri" style:font-size-complex="8.5pt"/>
    </style:style>
    <style:style style:name="T15" style:family="text">
      <style:text-properties style:font-name="Verdana"/>
    </style:style>
    <style:style style:name="T16" style:family="text">
      <style:text-properties style:font-name="Verdana" style:font-name-complex="Calibri"/>
    </style:style>
    <style:style style:name="T17" style:family="text">
      <style:text-properties style:font-name-complex="Calibri"/>
    </style:style>
    <style:style style:name="T18" style:family="text">
      <style:text-properties fo:color="#3f7f5f" style:font-name="Verdana" style:font-name-complex="Calibri"/>
    </style:style>
    <style:style style:name="T19" style:family="text">
      <style:text-properties fo:color="#2a00ff" style:font-name="Verdana"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1"/>
      <text:p text:style-name="P1"/>
      <text:p text:style-name="P1"/>
      <text:p text:style-name="P1"/>
      <text:p text:style-name="P1"/>
      <text:h text:style-name="P5" text:outline-level="1"><text:span text:style-name="T2">Teknisk dokumentation </text:span></text:h>
      <text:h text:style-name="P5" text:outline-level="1"><text:span text:style-name="T3">Enduroprojekt</text:span></text:h>
      <text:p text:style-name="Standard"/>
      <text:p text:style-name="P1"/>
      <text:p text:style-name="P1"/>
      <text:p text:style-name="P1"/>
      <text:p text:style-name="P1"/>
      <text:p text:style-name="P1"/>
      <text:p text:style-name="P1"/>
      <text:p text:style-name="P1"/>
      <text:p text:style-name="P1"/>
      <text:p text:style-name="P1"/>
      <text:h text:style-name="Heading_20_1" text:outline-level="1"><text:span text:style-name="T1">Förord</text:span></text:h>
      <text:p text:style-name="Standard"/>
      <text:p text:style-name="Standard"><text:span text:style-name="T5">Detta projekt innehåller två stycken exekverbara program. Dels Enduro som genererar resultatfiler med hjälp av indata, vilken kommer att nämnas senare, men också ett grafiskt användargränssnitt som används för att registrera förare vid tävlingar. </text:span><text:line-break/><text:line-break/><text:span text:style-name="T5">De två programmen är helt fristående och kan därför köras på separata datorer. Vidare används samma registreringsprogram både för start och mål. Med andra ord är det upp till användaren av detta program att döpa om filen som programmet genererar till ett lämpligt namn (start / mål), beroende på vilken uppgift programmet har. Denna omdöpning sker efter att programmet har stängts. </text:span><text:line-break/><text:line-break/><text:soft-page-break/><text:span text:style-name="T5">Nedan följer en kort sammanfattning om hur respektive program fungerar. Denna eftersträvar att ge en överblick över hur paketen, klasserna och filerna hör ihop, men även att förklara vilka filer som används och hur dessa bör vara uppbyggda. </text:span></text:p>
      <text:p text:style-name="Standard"><text:span text:style-name="T5">För att få en bättre beskrivning av varje klass, samt hur dessa är uppbyggda, återfinnes detta i javadokumentationen.</text:span><text:line-break/><text:line-break/><text:span text:style-name="T7">Tidsrepresentation </text:span><text:line-break/></text:p>
      <text:list xml:id="list883746154" text:style-name="WWNum1">
        <text:list-item>
          <text:p text:style-name="P6"><text:span text:style-name="T5">Representeras av klassen </text:span><text:span text:style-name="T10">Time</text:span><text:span text:style-name="T5">, denna klass står för all tidshantering. Klassen hittas i paketet </text:span><text:span text:style-name="T6">util</text:span></text:p>
        </text:list-item>
        <text:list-item>
          <text:p text:style-name="P6"><text:span text:style-name="T5">Samverkar med både registreringsprogrammet och sorteringsprogrammet genom att skicka Time-objekt till respektive program. Dessa Time-objekt har sedan en toString()-metod, så att tiden enkelt skrivs ut på filen på ett snyggt format.</text:span></text:p>
        </text:list-item>
      </text:list>
      <text:p text:style-name="P7"><text:line-break/><text:span text:style-name="T7">Registreringsprogrammet (grafiska användargränssnittet) </text:span></text:p>
      <text:p text:style-name="P7"/>
      <text:list xml:id="list2131121547" text:continue-numbering="true" text:style-name="WWNum1">
        <text:list-item>
          <text:p text:style-name="P6"><text:span text:style-name="T5">Används för att registrera förare vid start, respektive mål</text:span></text:p>
        </text:list-item>
        <text:list-item>
          <text:p text:style-name="P6"><text:span text:style-name="T5">Uppbyggt enligt MVC-modellen (Model-View-Control)</text:span></text:p>
        </text:list-item>
        <text:list-item>
          <text:p text:style-name="P6"><text:span text:style-name="T5">Hittas i paketen </text:span><text:span text:style-name="T6">gui </text:span><text:span text:style-name="T5">och </text:span><text:span text:style-name="T6">model </text:span></text:p>
        </text:list-item>
        <text:list-item>
          <text:p text:style-name="P6"><text:span text:style-name="T10">BasicGui</text:span><text:span text:style-name="T5"> innehåller grunden för det grafiska användargränssnittet, samt klassen </text:span><text:span text:style-name="T10">RegisterButton </text:span><text:span text:style-name="T5">som tar hand om den enda knapp som finns i gränssnittet. </text:span></text:p>
        </text:list-item>
        <text:list-item>
          <text:p text:style-name="P6"><text:span text:style-name="T6">model</text:span><text:span text:style-name="T5"> innehåller klassen </text:span><text:span text:style-name="T10">Register</text:span><text:span text:style-name="T5"> som sköter den faktiska skrivningen till filen.</text:span></text:p>
        </text:list-item>
        <text:list-item>
          <text:p text:style-name="P6"><text:span text:style-name="T5">När knappen ”Registrera förare” i GUIt trycks ned anropas </text:span><text:span text:style-name="T10">Register </text:span><text:span text:style-name="T5">som skapar och skriver ut tiden på filen. Samtidigt anropas GUIt som uppdaterar sig så att tiden blir synlig även här.</text:span></text:p>
        </text:list-item>
        <text:list-item>
          <text:p text:style-name="P6"><text:span text:style-name="T10">Time</text:span><text:span text:style-name="T5"> anropas när en ny tids registreras för att kunna skriva ut tider snyggt, både i registreringsprogrammet och filen som genereras (m.h.a en toString()-metod)</text:span><text:line-break/><text:line-break/><text:span text:style-name="T7">Sorteringsprogrammet (Enduro)</text:span><text:span text:style-name="T5"> </text:span><text:line-break/></text:p>
        </text:list-item>
        <text:list-item>
          <text:p text:style-name="P6"><text:span text:style-name="T5">Används för att generera en resultatlista baserat på infiler, såsom start, mål och namnfil. </text:span></text:p>
        </text:list-item>
        <text:list-item>
          <text:p text:style-name="P6"><text:span text:style-name="T5">Mainklassen finns i klassen </text:span><text:span text:style-name="T10">Enduro</text:span><text:span text:style-name="T5">. Klassen kan antingen läsa in parametrar manuellt eller från en konfigurationsfil, som har skapats innan programmet startar. (Konfigurationsfilens format och användning kommer att nämnas senare i detta dokument)</text:span></text:p>
        </text:list-item>
        <text:list-item>
          <text:p text:style-name="P6"><text:span text:style-name="T5">Om en konfigurationsfil inte skickas med när programmet startar, förväntar sig programmet manuella parametrar istället    </text:span></text:p>
        </text:list-item>
        <text:list-item>
          <text:p text:style-name="P6"><text:span text:style-name="T5">Konfigurationsfilen bygger på Javas “Proporties” klass. Uppbyggnaden av konfigurationsfilen beskrivs längre ned i detta dokument.    </text:span></text:p>
        </text:list-item>
        <text:list-item>
          <text:p text:style-name="P6"><text:soft-page-break/><text:span text:style-name="T10">Enduro</text:span><text:span text:style-name="T5"> anropar den abstrakta klassen </text:span><text:span text:style-name="T10">Race</text:span><text:span text:style-name="T5"> som finns i paketet race. Beroende på vilken typ av race som valdes som inparameter i </text:span><text:span text:style-name="T10">Enduro</text:span><text:span text:style-name="T5">, anropas lämplig underklass t.ex. </text:span><text:span text:style-name="T10">LapRace</text:span><text:span text:style-name="T5">     </text:span></text:p>
        </text:list-item>
        <text:list-item>
          <text:p text:style-name="P6"><text:span text:style-name="T5">Raceklassen anropar klasserna i paketet </text:span><text:span text:style-name="T6">reader</text:span><text:span text:style-name="T5"> som står för inläsningen av filerna, som går att få tag på via inparametrarna till </text:span><text:span text:style-name="T10">Enduro</text:span><text:span text:style-name="T5">.     </text:span></text:p>
        </text:list-item>
        <text:list-item>
          <text:p text:style-name="P6"><text:span text:style-name="T5">När inläsning skett anropas </text:span><text:span text:style-name="T10">LapResult</text:span><text:span text:style-name="T5"> i paketet </text:span><text:span text:style-name="T6">result</text:span><text:span text:style-name="T5">. Skulle det inte varit ett </text:span><text:span text:style-name="T10">LapRace</text:span><text:span text:style-name="T5"> skulle en annan lämplig klass anropas i paketet </text:span><text:span text:style-name="T6">result</text:span><text:span text:style-name="T5">, t.ex. ”StageResult” om det varit ett Etapplopp.     </text:span></text:p>
        </text:list-item>
        <text:list-item>
          <text:p text:style-name="P6"><text:span text:style-name="T5">Det är </text:span><text:span text:style-name="T10">LapResult</text:span><text:span text:style-name="T5"> som skriver ut själva resultatet på en fil sedan. </text:span><text:line-break/><text:line-break/><text:line-break/><text:span text:style-name="T7">Filer och dess uppbyggnad </text:span><text:line-break/><text:line-break/><text:span text:style-name="T5">För att sorteringsprogrammet skall fungera som det är tänkt måste ett antal filer skickas med som inparametrar till programmet när detta startar. Dessa filer är:</text:span></text:p>
        </text:list-item>
      </text:list>
      <text:p text:style-name="P7"/>
      <text:list xml:id="list1246977848" text:continue-numbering="true" text:style-name="WWNum1">
        <text:list-item>
          <text:p text:style-name="P6"><text:span text:style-name="T5">Startfil     </text:span></text:p>
        </text:list-item>
        <text:list-item>
          <text:p text:style-name="P6"><text:span text:style-name="T5">Målfil    </text:span></text:p>
        </text:list-item>
        <text:list-item>
          <text:p text:style-name="P6"><text:span text:style-name="T5">Namnfil</text:span></text:p>
        </text:list-item>
      </text:list>
      <text:p text:style-name="P2"><text:span text:style-name="T16">Alternativt kan en konfigurationsfil istället skickas med som parameter. Konfigurationsfilen behandlas senare i detta dokument. </text:span><text:span text:style-name="T12">Från dessa genereras en resultatfil</text:span></text:p>
      <text:p text:style-name="P2"><text:span text:style-name="T15"><text:line-break/></text:span></text:p>
      <text:p text:style-name="P2"><text:span text:style-name="Rubrik_20_2_20_Char"><text:span text:style-name="T4"/></text:span></text:p>
      <text:p text:style-name="P2"><text:span text:style-name="Rubrik_20_2_20_Char"><text:span text:style-name="T4"/></text:span></text:p>
      <text:p text:style-name="P2"><text:span text:style-name="Rubrik_20_2_20_Char"><text:span text:style-name="T4">Input:</text:span></text:span><text:span text:style-name="T15"> </text:span></text:p>
      <text:p text:style-name="P2"><text:span text:style-name="T15"><text:line-break/></text:span><text:span text:style-name="T12">Filer för Starttider / Måltider skall ha följande struktur: </text:span></text:p>
      <text:p text:style-name="P2"><text:span text:style-name="T16">-----------------------------------------------------------------<text:line-break/></text:span><text:span text:style-name="T12">1; 12.00.00 </text:span><text:span text:style-name="T16"><text:line-break/></text:span><text:span text:style-name="T12">2; 12.01.00 </text:span><text:span text:style-name="T16"><text:line-break/></text:span><text:span text:style-name="T12">3; 12.02.00 </text:span><text:span text:style-name="T16"><text:line-break/></text:span><text:span text:style-name="T12">4; 12.03.00 </text:span><text:span text:style-name="T16"><text:line-break/></text:span><text:span text:style-name="T12">5; 12.04.00 </text:span><text:span text:style-name="T16"><text:line-break/>------------------------------------------------------------------<text:line-break/></text:span><text:span text:style-name="T12">Där den första siffran är förarens startnummer och det andra är den faktiska tiden. </text:span><text:span text:style-name="T16"><text:line-break/><text:line-break/></text:span><text:span text:style-name="T12">Filer för namnfiler skall ha följande struktur: </text:span><text:span text:style-name="T16"><text:line-break/>----------------------------------------------------------------------<text:line-break/></text:span><text:span text:style-name="T12">StartNr; Namn </text:span><text:span text:style-name="T16"><text:line-break/></text:span><text:span text:style-name="T12">SENIOR </text:span><text:span text:style-name="T16"><text:line-break/></text:span><text:span text:style-name="T12">1; Anders Asson </text:span><text:span text:style-name="T16"><text:line-break/></text:span><text:span text:style-name="T12">2; Bengt Bsson </text:span><text:span text:style-name="T16"><text:line-break/></text:span><text:span text:style-name="T12">JUNIOR </text:span><text:span text:style-name="T16"><text:line-break/></text:span><text:span text:style-name="T12">101; Chris Csson </text:span><text:span text:style-name="T16"><text:line-break/></text:span><text:soft-page-break/><text:span text:style-name="T12">102; David Dsson </text:span><text:span text:style-name="T16"><text:line-break/></text:span><text:span text:style-name="T12">103; Erik Esson </text:span></text:p>
      <text:p text:style-name="P7"><text:span text:style-name="T16">-------------------------------------------------------------------------<text:line-break/></text:span><text:span text:style-name="T12">Där SENIOR och JUNIOR är klasser. För varje ny klass börjar startnumren oftast på ett nytt hundratal. </text:span><text:span text:style-name="T16"><text:line-break/><text:line-break/></text:span><text:span text:style-name="T12">   </text:span></text:p>
      <text:list xml:id="list749908661" text:continue-numbering="true" text:style-name="WWNum1">
        <text:list-item>
          <text:p text:style-name="P6"><text:span text:style-name="T12">Registreringsprogrammet producerar Start- och Målfiler på det ovan givna formatet. Namnfilen måste dock själv skapas innan den skickas in i sorteringsprogrammet. </text:span></text:p>
        </text:list-item>
        <text:list-item>
          <text:p text:style-name="P6"><text:span text:style-name="T12">Resultatfilernas utskrift är olika beroende på vad man har givit för inparametrerar till programmet. Ett exempel på en utskrift till resultatfil skulle kunna vara:</text:span><text:span text:style-name="T16"><text:line-break/></text:span></text:p>
        </text:list-item>
        <text:list-item>
          <text:p text:style-name="P6"><text:span text:style-name="T13">SENIORER</text:span><text:span text:style-name="T16"><text:line-break/></text:span><text:span text:style-name="T13">StartNr; Namn; #Varv; Totaltid; Varv1; Varv2; Varv3; Start; Varvning1; Varvning2; Må</text:span><text:span text:style-name="T14">l</text:span><text:span text:style-name="T16"><text:line-break/></text:span><text:span text:style-name="T13">1; Anders Asson; 3; 1.23.34; 0.30.00; 0.30.00; 0.23.34; 12.00.00; 12.30.00; 13.00.00; 13.23.34</text:span><text:span text:style-name="T16"><text:line-break/></text:span><text:span text:style-name="T13">2; Bengt Bsson; 3; 1.14.16; 0.20.00; 0.20.00; 0.34.16; 12.01.00; 12.21.00; 12.41.00; 13.15.16</text:span><text:span text:style-name="T16"><text:line-break/></text:span><text:span text:style-name="T13">JUNIORER</text:span><text:span text:style-name="T16"><text:line-break/></text:span><text:span text:style-name="T13">StartNr; Namn; #Varv; Totaltid; Varv1; Varv2; Varv3; Start; Varvning1; Varvning2; Mål</text:span><text:span text:style-name="T16"><text:line-break/></text:span><text:span text:style-name="T13">3; Chris Csson; 3; 1.03.06; 0.20.00; 0.20.00; 0.23.06; 12.02.00; 12.22.00; 12.42.00; 13.05.06</text:span><text:span text:style-name="T16"><text:line-break/></text:span><text:span text:style-name="T13">4; David Dsson; 3; 1.09.07; 0.20.00; 0.20.00; 0.29.07; 12.03.00; 12.23.00; 12.43.00; 13.12.07</text:span><text:span text:style-name="T16"><text:line-break/></text:span><text:span text:style-name="T13">5; Erik Esson; 2; 0.40.00; 0.20.00; 0.20.00; ; ; 12.04.00; 12.24.00; 12.44.00Slut?</text:span><text:span text:style-name="T16"><text:line-break/></text:span><text:span text:style-name="T13">AWESOME</text:span><text:span text:style-name="T16"><text:line-break/></text:span><text:span text:style-name="T13">StartNr; Namn; #Varv; Totaltid; Varv1; Varv2; Varv3; Start; Varvning1; Varvning2; Mål</text:span><text:span text:style-name="T16"><text:line-break/></text:span><text:span text:style-name="T13">99; Bengt Baron; 0; --.--.--; ; ; ; Start?; ; ; Slut?</text:span><text:span text:style-name="T16"><text:line-break/><text:line-break/></text:span><text:span text:style-name="T9">Konfigurationsfilen</text:span><text:span text:style-name="T16"><text:line-break/><text:line-break/></text:span><text:span text:style-name="T18">#Sökväg till filerna</text:span><text:span text:style-name="T16"><text:line-break/></text:span><text:span text:style-name="T12">DIRECTORY=</text:span><text:span text:style-name="T16"><text:line-break/><text:line-break/></text:span><text:span text:style-name="T18">#Filnamn</text:span><text:span text:style-name="T16"><text:line-break/></text:span><text:span text:style-name="T12">STARTFILE=</text:span><text:span text:style-name="T19">src/test/testfiles/starttider.test</text:span><text:span text:style-name="T16"><text:line-break/></text:span><text:span text:style-name="T12">STOPFILE=</text:span><text:span text:style-name="T19">src/test/testfiles/maltider.test</text:span><text:span text:style-name="T16"><text:line-break/></text:span><text:span text:style-name="T12">NAMEFILE=</text:span><text:span text:style-name="T19">src/test/testfiles/null.test</text:span><text:span text:style-name="T16"><text:line-break/></text:span><text:span text:style-name="T12">RESULTFILE=</text:span><text:span text:style-name="T19">src/test/testfiles/result2.test</text:span><text:span text:style-name="T16"><text:line-break/><text:line-break/></text:span><text:span text:style-name="T18">#Tävlingsklasser</text:span><text:span text:style-name="T16"><text:line-break/><text:line-break/></text:span><text:span text:style-name="T18">#Ex: Maraton, Varv (Etapplopp EJ implementerad)</text:span><text:span text:style-name="T16"><text:line-break/></text:span><text:span text:style-name="T12">RACETYPE=</text:span><text:span text:style-name="T19">Varv</text:span><text:span text:style-name="T16"><text:line-break/><text:line-break/></text:span><text:span text:style-name="T18">#Ex: Enkelstart, Masstart</text:span><text:span text:style-name="T12"> <text:line-break/>STARTTYPE=</text:span><text:span text:style-name="T19">Enkelstart</text:span><text:span text:style-name="T16"><text:line-break/><text:line-break/></text:span><text:span text:style-name="T18">#Antal etapper, specialstr</text:span><text:bookmark text:name="_GoBack"/><text:span text:style-name="T18">äckor och faktor</text:span><text:span text:style-name="T16"><text:line-break/></text:span><text:span text:style-name="T12">NBR_ETAPP=</text:span><text:span text:style-name="T16"><text:line-break/></text:span><text:span text:style-name="T12">SPEC_DISTANCES=</text:span><text:span text:style-name="T16"><text:line-break/></text:span><text:span text:style-name="T12">FACTOR=</text:span><text:span text:style-name="T16"><text:line-break/><text:line-break/></text:span><text:span text:style-name="T18">#Minimumtid för varv resp etapp (För att hitta orimliga tider)</text:span><text:span text:style-name="T16"><text:line-break/></text:span><text:soft-page-break/><text:span text:style-name="T12">MINTIME=</text:span><text:span text:style-name="T16"><text:line-break/><text:line-break/></text:span><text:span text:style-name="T18">#Totaltiden för hela racet i timmar (ex: hh.mm )</text:span><text:span text:style-name="T16"><text:line-break/></text:span><text:span text:style-name="T12">RACETIME=</text:span><text:span text:style-name="T19">05.30</text:span><text:span text:style-name="T16"><text:line-break/><text:line-break/></text:span><text:span text:style-name="T18">#Ex: 5</text:span><text:span text:style-name="T16"><text:line-break/></text:span><text:span text:style-name="T12">LAPS=</text:span><text:span text:style-name="T19">3</text:span><text:span text:style-name="T16"><text:line-break/></text:span></text:p>
        </text:list-item>
      </text:list>
      <text:p text:style-name="P3"/>
      <text:p text:style-name="Standard"><text:span text:style-name="T16"><text:line-break/><text:line-break/></text:span></text:p>
      <text:p text:style-name="P7"><text:span text:style-name="T12">Formatet på konfigurationsfilen kan ses ovan. Det är ganska självförklarande, vid t.ex. “RACETYPE=” skrivs in vilken typ av Race det är. I dagsläget är Etapplopp dock EJ implementerad. Vissa keys används i dagsläget ej. För att se vilka stories som är implementerade står detta i README-filen. </text:span><text:span text:style-name="T16"><text:line-break/><text:line-break/></text:span><text:span text:style-name="T12">Man kan självklart ge värden till de keys som ej är implementerade, men dessa kommer att ignoreras tills att funktionaliteten finns.</text:span><text:span text:style-name="T16"><text:line-break/><text:line-break/></text:span><text:span text:style-name="T12">Denna fil skickas in i sorteringsprogrammet när det startar, så att man på så sätt kan producera en önskad resultatfil.</text:span><text:span text:style-name="T16"><text:line-break/><text:line-break/></text:span><text:span text:style-name="T9">Resterande paket och klasser som kan vara av intresse </text:span><text:span text:style-name="T16"><text:line-break/></text:span><text:span text:style-name="T12">   </text:span></text:p>
      <text:list xml:id="list1668655320" text:continue-numbering="true" text:style-name="WWNum1">
        <text:list-item>
          <text:p text:style-name="P6"><text:span text:style-name="T12">Paketet </text:span><text:span text:style-name="T8">main</text:span><text:span text:style-name="T12"> som innehåller klassen </text:span><text:span text:style-name="T11">Driver</text:span><text:span text:style-name="T12">     </text:span></text:p>
        </text:list-item>
        <text:list-item>
          <text:p text:style-name="P6"><text:span text:style-name="T12">Klassen </text:span><text:span text:style-name="T11">Driver</text:span><text:span text:style-name="T12"> används för att representera en förare. Föraren vet sina start- och måltider. Han vet också vilka olika klasser han är med 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ymbol" svg:font-family="Symbol"/>
    <style:font-face style:name="Wingdings" svg:font-family="Wingding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Rubrik_20_2_20_Char" style:display-name="Rubrik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lm</meta:initial-creator>
    <dc:creator>Christoffer</dc:creator>
    <meta:editing-cycles>29</meta:editing-cycles>
    <meta:creation-date>2012-02-19T12:41:00</meta:creation-date>
    <dc:date>2012-02-19T15:17:00</dc:date>
    <meta:editing-duration>PT2M24S</meta:editing-duration>
    <meta:generator>LibreOffice/3.3$Linux LibreOffice_project/330m19$Build-301</meta:generator>
    <meta:document-statistic meta:table-count="0" meta:image-count="0" meta:object-count="0" meta:page-count="5" meta:paragraph-count="39" meta:word-count="980" meta:character-count="70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